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 style:list-style-name="LFO1" style:family="paragraph"/>
    <style:style style:name="T4" style:parent-style-name="DefaultParagraphFont" style:family="text">
      <style:text-properties fo:font-weight="bold" style:font-weight-asian="bold" style:font-weight-complex="bold"/>
    </style:style>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P7" style:parent-style-name="Normal" style:list-style-name="LFO1" style:family="paragraph"/>
    <style:style style:name="T8" style:parent-style-name="DefaultParagraphFont" style:family="text">
      <style:text-properties fo:font-weight="bold" style:font-weight-asian="bold" style:font-weight-complex="bold"/>
    </style:style>
  </office:automatic-styles>
  <office:body>
    <office:text text:use-soft-page-breaks="true">
      <text:p text:style-name="P1"><text:span text:style-name="T2">Subject: Enhancing Website Accessibility for Dyslexic Users</text:span></text:p>
      <text:p text:style-name="Normal">Dear Nina,</text:p>
      <text:p text:style-name="Normal">I hope this message finds you well. I wanted to provide you with a detailed explanation of the accessibility features I recently implemented on the website, specifically aimed at improving the user experience for individuals with dyslexia. These changes are intended to make the content easier to read and navigate for everyone, but especially for those with specific reading challenges.</text:p>
      <text:p text:style-name="Normal">Here are the three key features:</text:p>
      <text:list text:style-name="LFO1" text:continue-numbering="true">
        <text:list-item>
          <text:p text:style-name="P3"><text:span text:style-name="T4">Simple, Easy-to-Read Fonts</text:span>:<text:line-break/>I’ve replaced the previous font with common sans-serif fonts like Arial and Verdana. These fonts are recommended for dyslexic readers because their characters are clear and uncluttered. Sans-serif fonts generally don’t have the small decorative strokes (serifs) that can confuse or distract readers, making the text more straightforward and less visually overwhelming. This change enhances legibility and allows users to focus on the content without struggling to differentiate between characters.</text:p>
        </text:list-item>
        <text:list-item>
          <text:p text:style-name="P5"><text:span text:style-name="T6">Larger Font Sizes</text:span>:<text:line-break/>The base font size has been increased to at least 16px, with the flexibility to adjust depending on the device or screen size. Dyslexic users, and many others with visual processing challenges, benefit greatly from larger font sizes as they reduce eye strain and make individual letters and words easier to identify. This helps prevent misreading and allows for more comfortable, extended reading sessions on the website.</text:p>
        </text:list-item>
        <text:list-item>
          <text:p text:style-name="P7"><text:span text:style-name="T8">Avoiding Justified Text</text:span>:<text:line-break/>Instead of using justified text alignment, which evenly distributes words across the page, I have applied left-alignment throughout the site. Justified text creates uneven spacing between words, which can cause “rivers” of white space in the text, making it harder for dyslexic readers to follow along. By sticking to left-aligned text, the word spacing remains consistent, improving the overall flow of reading and reducing confusion.</text:p>
        </text:list-item>
      </text:list>
      <text:p text:style-name="Normal">These adjustments are aimed at ensuring that the content remains accessible to all users, especially those with dyslexia, by minimizing barriers that could affect their reading experience. Let me know if you have any further suggestions or if there’s anything else you'd like me to focus on as we continue to enhance the website’s accessibility.</text:p>
      <text:p text:style-name="Normal">Looking forward to your feedback!</text:p>
      <text:soft-page-break/>
      <text:p text:style-name="Normal">Best regards,<text:line-break/>Noura, Isobel, Mari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24383473 Noura Ahmed</meta:initial-creator>
    <dc:creator>C24383473 Noura Ahmed</dc:creator>
    <meta:creation-date>2024-10-17T18:33:00Z</meta:creation-date>
    <dc:date>2024-10-17T18:40:00Z</dc:date>
    <meta:template xlink:href="Normal" xlink:type="simple"/>
    <meta:editing-cycles>1</meta:editing-cycles>
    <meta:editing-duration>PT420S</meta:editing-duration>
    <meta:document-statistic meta:page-count="2" meta:paragraph-count="4" meta:word-count="348" meta:character-count="2331" meta:row-count="16" meta:non-whitespace-character-count="1987"/>
  </office:meta>
</office:document-meta>
</file>